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Create 100 files named file1.txt to file100.txt using script </text:p>
      <text:p text:style-name="Standard"/>
      <text:p text:style-name="Standard">#!/bin/bash </text:p>
      <text:p text:style-name="Standard"/>
      <text:p text:style-name="Standard">a=100 </text:p>
      <text:p text:style-name="Standard">for((i=1;i&lt;=100;i++)); </text:p>
      <text:p text:style-name="Standard">do </text:p>
      <text:p text:style-name="Standard"><text:s/>touch file$i.txt </text:p>
      <text:p text:style-name="Standard">done </text:p>
      <text:p text:style-name="Standard">~ <text:s text:c="3"/></text:p>
      <text:p text:style-name="Standard"/>
      <text:p text:style-name="P1">2 Rename these files to renamed1.txt to renamed100.txt </text:p>
      <text:p text:style-name="Standard"/>
      <text:p text:style-name="Standard">#!/bin/bash </text:p>
      <text:p text:style-name="Standard"/>
      <text:p text:style-name="Standard">a=100 </text:p>
      <text:p text:style-name="Standard">for((i=1;i&lt;=100;i++)); </text:p>
      <text:p text:style-name="Standard">do </text:p>
      <text:p text:style-name="Standard"><text:s/>mv file$i.txt renamed$i.txt </text:p>
      <text:p text:style-name="Standard">done </text:p>
      <text:p text:style-name="Standard"/>
      <text:p text:style-name="Standard"/>
      <text:p text:style-name="P1">3 Move the even numbered files to even folder and odd numbered files to odd folder </text:p>
      <text:p text:style-name="P1"/>
      <text:p text:style-name="P2">#!/bin/bash </text:p>
      <text:p text:style-name="P2"/>
      <text:p text:style-name="P2"><text:s text:c="8"/>for ((k=1;k&lt;=100;k++));do </text:p>
      <text:p text:style-name="P2"><text:s text:c="16"/>i=$k; </text:p>
      <text:p text:style-name="P2"><text:s text:c="16"/>((i=i%2)) </text:p>
      <text:p text:style-name="P2"><text:s text:c="16"/>if [ $i -eq 0 ];then </text:p>
      <text:p text:style-name="P2"><text:s text:c="24"/>sudo mv renamed$k.txt even </text:p>
      <text:p text:style-name="P2"><text:s text:c="16"/>else </text:p>
      <text:p text:style-name="P2"><text:s text:c="24"/>sudo mv renamed$k.txt odd </text:p>
      <text:p text:style-name="P2"><text:s text:c="16"/>fi </text:p>
      <text:p text:style-name="P2"><text:s text:c="8"/>done </text:p>
      <text:p text:style-name="P1"><text:span text:style-name="T1">~ <text:s text:c="2"/></text:span></text:p>
      <text:p text:style-name="P1"><text:span text:style-name="T1"/></text:p>
      <text:p text:style-name="P1"><text:span text:style-name="T1"><text:s text:c="2"/></text:span>4 Write a script to grep 500 error in apache log every hour and send an alert if any exist.</text:p>
      <text:p text:style-name="P1"><text:s text:c="6"/>Access log file attached with the mail.</text:p>
      <text:p text:style-name="P1"><text:span text:style-name="T1"> <text:s text:c="7"/></text:span><text:s text:c="2"/></text:p>
      <text:p text:style-name="P1"/>
      <text:p text:style-name="P2"><text:s text:c="2"/><text:tab/>#!/bin/bash</text:p>
      <text:p text:style-name="P2"></text:p>
      <text:p text:style-name="P2"><text:tab/>a=`grep "HTTP/1.1\" 500" access.log | wc -l`</text:p>
      <text:p text:style-name="P2"><text:s text:c="4"/><text:tab/> echo $a</text:p>
      <text:p text:style-name="P2"><text:s text:c="7"/><text:tab/> while true</text:p>
      <text:p text:style-name="P2"></text:p>
      <text:p text:style-name="P2"><text:s text:c="7"/><text:tab/> do</text:p>
      <text:p text:style-name="P2"><text:s text:c="7"/><text:tab/> b=`grep "HTTP/1.1\" 500" access.log | wc -l`</text:p>
      <text:p text:style-name="P2"><text:s text:c="8"/><text:tab/>if(( $a == $b ));then</text:p>
      <text:p text:style-name="P2"><text:s text:c="8"/><text:tab/>echo "no change in error log file"</text:p>
      <text:p text:style-name="P2"><text:s text:c="8"/><text:tab/>else</text:p>
      <text:p text:style-name="P2"><text:soft-page-break/><text:s text:c="7"/><text:tab/> echo 'Error log file has changed' | zenity --notification --listen</text:p>
      <text:p text:style-name="P2"><text:s text:c="8"/><text:tab/>fi</text:p>
      <text:p text:style-name="P2"><text:s text:c="8"/><text:tab/>var1=`grep "HTTP/1.1\" 500" access.log | wc -l`</text:p>
      <text:p text:style-name="P2"><text:s text:c="8"/><text:tab/>sleep 3</text:p>
      <text:p text:style-name="P2"><text:tab/>done</text:p>
      <text:p text:style-name="P2"/>
      <text:p text:style-name="P2"/>
      <text:p text:style-name="P2">5 Rotate log files older than 10 days from /var/log/apache2 folder and compress it. File name</text:p>
      <text:p text:style-name="P2">format : access_date.log.gz</text:p>
      <text:p text:style-name="P2"/>
      <text:p text:style-name="P2"><text:s text:c="4"/>#!/bin/sh</text:p>
      <text:p text:style-name="P2"></text:p>
      <text:p text:style-name="P2"><text:s/><text:tab/>for f in `ls ./var/log/apache2 | grep ^access.log`</text:p>
      <text:p text:style-name="P2"><text:tab/>do</text:p>
      <text:p text:style-name="P2"></text:p>
      <text:p text:style-name="P2"><text:s text:c="3"/><text:tab/> <text:s/>a=`ls -l $f | awk '{print $7}'`</text:p>
      <text:p text:style-name="P2"><text:s text:c="8"/><text:tab/> b=`date | awk '{print $3}'`</text:p>
      <text:p text:style-name="P2"><text:s text:c="5"/><text:tab/>c=`ls -l $f | awk '{print $6 $7}'`</text:p>
      <text:p text:style-name="P2"><text:s text:c="5"/><text:tab/>diff=`expr $b - $a`</text:p>
      <text:p text:style-name="P2"><text:s text:c="5"/><text:tab/>echo $diff</text:p>
      <text:p text:style-name="P2"><text:s text:c="4"/><text:tab/> if [ $diff -gt 10 ]</text:p>
      <text:p text:style-name="P2"><text:s text:c="7"/><text:tab/> <text:s/>then</text:p>
      <text:p text:style-name="P2"><text:s text:c="13"/><text:tab/> <text:s text:c="2"/>echo $diff</text:p>
      <text:p text:style-name="P2"><text:s text:c="8"/><text:tab/>mv access.log access_$c.log</text:p>
      <text:p text:style-name="P2"><text:s text:c="6"/><text:tab/> <text:s/>gzip -c access_$c.log &gt; access_$c.log.gz</text:p>
      <text:p text:style-name="P2"><text:s text:c="4"/><text:tab/> <text:s/>fi</text:p>
      <text:p text:style-name="P2"><text:tab/>done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ev </meta:initial-creator>
    <meta:creation-date>2013-08-14T19:31:25</meta:creation-date>
    <dc:date>2013-08-16T20:33:10</dc:date>
    <dc:creator>Neev </dc:creator>
    <meta:editing-duration>PT3H1M9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2" meta:paragraph-count="65" meta:word-count="230" meta:character-count="1737" meta:non-whitespace-character-count="1135"/>
  </office:meta>
</office:document-meta>
</file>